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D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2"/>
          <table:table-cell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2"/>
          <table:table-cell/>
        </table:table-row>
        <table:table-row table:style-name="ro2" table:number-rows-repeated="2">
          <table:table-cell table:style-name="ce2" table:number-columns-repeated="1023"/>
          <table:table-cell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1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C10]*[.D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C11]*[.D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C12]*[.D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C13]*[.D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C15]*[.D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control</text:p>
          </table:table-cell>
          <table:table-cell office:value-type="string" calcext:value-type="string">
            <text:p>A monostable relay is configured by a switching current and a holding current.</text:p>
            <text:p>Both values are given as a pwm duty cycle value (0-400).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6]+[.C16]*[.D1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7]+[.C17]*[.D17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C18]*[.D18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0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C19]*[.D19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0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C20]*[.D20]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0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C21]*[.D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0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C22]*[.D2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0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C23]*[.D2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0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C24]*[.D2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0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C25]*[.D2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0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C26]*[.D2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C27]*[.D2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C28]*[.D2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29]+[.C29]*[.D29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C30]*[.D30]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C31]*[.D31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content-validation-name="val2"/>
          <table:table-cell table:number-columns-repeated="1020"/>
        </table:table-row>
        <table:table-row table:style-name="ro2" table:number-rows-repeated="466">
          <table:table-cell table:number-columns-repeated="3"/>
          <table:table-cell table:content-validation-name="val2"/>
          <table:table-cell table:number-columns-repeated="1020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.00.0000</text:date>, <text:time style:data-style-name="N2" text:time-value="23:41:17.6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1-05T23:42:19.195000000</dc:date>
    <dc:creator>Andreas Merkle</dc:creator>
    <meta:editing-duration>PT3H42M10S</meta:editing-duration>
    <meta:editing-cycles>28</meta:editing-cycles>
    <meta:generator>LibreOffice/4.3.5.2$Windows_x86 LibreOffice_project/3a87456aaa6a95c63eea1c1b3201acedf0751bd5</meta:generator>
    <meta:document-statistic meta:table-count="1" meta:cell-count="180" meta:object-count="0"/>
  </office:meta>
</office:document-meta>
</file>